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3cm" style:rel-column-width="2862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637cm" style:rel-column-width="6310*"/>
    </style:style>
    <style:style style:name="Tablica5.E" style:family="table-column">
      <style:table-column-properties style:column-width="0.233cm" style:rel-column-width="897*"/>
    </style:style>
    <style:style style:name="Tablica5.F" style:family="table-column">
      <style:table-column-properties style:column-width="2.108cm" style:rel-column-width="8125*"/>
    </style:style>
    <style:style style:name="Tablica5.G" style:family="table-column">
      <style:table-column-properties style:column-width="0.66cm" style:rel-column-width="2543*"/>
    </style:style>
    <style:style style:name="Tablica5.H" style:family="table-column">
      <style:table-column-properties style:column-width="0.889cm" style:rel-column-width="3427*"/>
    </style:style>
    <style:style style:name="Tablica5.I" style:family="table-column">
      <style:table-column-properties style:column-width="2.111cm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E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3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5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8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9438a5"/>
    </style:style>
    <style:style style:name="T23" style:family="text">
      <style:text-properties style:font-name="Arial1" officeooo:rsid="01bdf229"/>
    </style:style>
    <style:style style:name="T24" style:family="text">
      <style:text-properties officeooo:rsid="009a3986"/>
    </style:style>
    <style:style style:name="T25" style:family="text">
      <style:text-properties officeooo:rsid="00e4fbe7"/>
    </style:style>
    <style:style style:name="T26" style:family="text">
      <style:text-properties officeooo:rsid="011d585f"/>
    </style:style>
    <style:style style:name="T27" style:family="text">
      <style:text-properties officeooo:rsid="011e641f"/>
    </style:style>
    <style:style style:name="T28" style:family="text">
      <style:text-properties officeooo:rsid="011c8eda"/>
    </style:style>
    <style:style style:name="T29" style:family="text">
      <style:text-properties officeooo:rsid="018c02d5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officeooo:rsid="016c032c"/>
    </style:style>
    <style:style style:name="T33" style:family="text">
      <style:text-properties officeooo:rsid="00245a79"/>
    </style:style>
    <style:style style:name="T34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0"><draw:line text:anchor-type="paragraph" draw:z-index="0" draw:name="Shape1" draw:style-name="gr1" draw:text-style-name="P91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1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0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32"><text:text-input text:description="&lt;o.partner_shipping_id.title_after or '' &gt;">TitleAfter</text:text-input></text:span></text:p>
              <text:p text:style-name="P21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9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9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9"><text:text-input text:description="&lt;o.partner_id.country_id.name or ''&gt;">Country</text:text-input></text:p>
              <text:p text:style-name="P38"/>
            </table:table-cell>
            <table:table-cell table:style-name="Table1.A1" office:value-type="string">
              <text:p text:style-name="P17"><text:span text:style-name="T31"><text:text-input text:description="&lt;if test=&quot;o.partner_id.is_company and o.partner_id.vat&quot;&gt;">if company and vat</text:text-input></text:span><text:span text:style-name="T34"><text:text-input text:description="&lt;_(&quot;VAT no.&quot;)&gt;">VAT no.</text:text-input></text:span><text:span text:style-name="T14">:</text:span><text:span text:style-name="T33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8"><text:span text:style-name="T19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3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1"/>
          </table:table-cell>
        </table:table-row>
      </table:table>
      <text:p text:style-name="P40"/>
      <text:p text:style-name="P89"><text:text-input text:description="&lt;for each=&quot;group in get_groups()&quot;&gt;">for groups</text:text-input></text:p>
      <text:p text:style-name="P88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69"/>
            <text:p text:style-name="P87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8"><text:text-input text:description="&lt;_(&quot;Item&quot;)&gt;">Item</text:text-input></text:p>
          </table:table-cell>
          <table:table-cell table:style-name="Tablica5.B2" office:value-type="string">
            <text:p text:style-name="P58"><text:text-input text:description="&lt;_(&quot;Product&quot;)&gt;">Product</text:text-input></text:p>
          </table:table-cell>
          <table:table-cell table:style-name="Tablica5.C2" office:value-type="string">
            <text:p text:style-name="P58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3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59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0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3"/>
          </table:table-cell>
          <table:table-cell table:style-name="Tablica5.B3" office:value-type="string">
            <text:p text:style-name="P74"/>
          </table:table-cell>
          <table:table-cell table:style-name="Tablica5.C3" office:value-type="string">
            <text:p text:style-name="P74"/>
          </table:table-cell>
          <table:table-cell table:style-name="Tablica5.A3" table:number-columns-spanned="2" office:value-type="string">
            <text:p text:style-name="P61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4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2"><text:span text:style-name="T24">[</text:span>%<text:span text:style-name="T24">]</text:span></text:p>
          </table:table-cell>
          <table:covered-table-cell/>
          <table:table-cell table:style-name="Tablica5.I3" office:value-type="string">
            <text:p text:style-name="P61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0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5"><text:text-input text:description="&lt;str(get_item_no())&gt;">rbr</text:text-input>.</text:p>
          </table:table-cell>
          <table:table-cell table:style-name="Tablica5.A5" office:value-type="string">
            <text:p text:style-name="P72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66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67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66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68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0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3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3"><text:text-input text:description="&lt;formatLang(get_total(group)*o.lcy_rate, digits=2) or ''&gt;">total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9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2"><text:span text:style-name="T27"><text:text-input text:description="&lt;formatLang(get_discount1(group), digits=2) or ''&gt;">discount</text:text-input></text:span> 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2"><text:text-input text:description="&lt;formatLang(get_discount1(group)*o.lcy_rate, digits=2) or ''&gt;">discount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8"><text:span text:style-name="T8"><text:text-input text:description="&lt;  group[1] or ''  &gt;">Licence name</text:text-input></text:span><text:span text:style-name="T28"> </text:span><text:span text:style-name="T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2"><text:span text:style-name="T9"><text:text-input text:description="&lt;formatLang(get_untaxed1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2"><text:span text:style-name="T5"><text:text-input text:description="&lt;formatLang(get_untaxed1(group)*o.lcy_rate, digits=2) or ''&gt;">total2_lcy</text:text-input></text:span> 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5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8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2"><text:span text:style-name="T29"><text:text-input text:description="&lt;formatLang(get_discount2(group), digits=2) or ''&gt;">additional discount</text:text-input></text:span> 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84"><text:text-input text:description="&lt;formatLang(get_discount2(group)*o.lcy_rate, digits=2) or ''&gt;">additional_discount_lcy</text:text-input> 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7"><text:span text:style-name="T28"><text:text-input text:description="&lt;  group[1] or ''  &gt;">Licence name</text:text-input></text:span><text:span text:style-name="T28"> </text:span><text:span text:style-name="T2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1"><text:span text:style-name="T26"><text:text-input text:description="&lt;formatLang(get_untaxed2(group), digits=2) or ''&gt;">total w/o VAT</text:text-input></text:span> 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untaxed2(group)*o.lcy_rate, digits=2) or ''&gt;">total2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p text:style-name="P86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6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7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4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7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2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0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ext:p text:style-name="P25"/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1:14.524634859</dc:date>
    <meta:editing-duration>P3DT19H52M23S</meta:editing-duration>
    <meta:editing-cycles>410</meta:editing-cycles>
    <meta:generator>LibreOffice/5.1.5.2$Linux_X86_64 LibreOffice_project/10m0$Build-2</meta:generator>
    <meta:document-statistic meta:table-count="9" meta:image-count="0" meta:object-count="0" meta:page-count="2" meta:paragraph-count="107" meta:word-count="563" meta:character-count="1937" meta:non-whitespace-character-count="1808"/>
  </office:meta>
</office:document-meta>
</file>